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[.C2]+[.D2]-[.E2]" office:value-type="float" office:value="45">
            <text:p>45</text:p>
          </table:table-cell>
          <table:table-cell table:formula="of:=[.G2]*0.05"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-355">
            <text:p>-355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3]+[.D3]-[.E3]" office:value-type="float" office:value="12.25">
            <text:p>12.25</text:p>
          </table:table-cell>
          <table:table-cell table:formula="of:=[.G3]*0.05" office:value-type="float" office:value="-17.75">
            <text:p>-17.75</text:p>
          </table:table-cell>
          <table:table-cell table:formula="of:=[.D2]" office:value-type="float" office:value="80">
            <text:p>80</text:p>
          </table:table-cell>
          <table:table-cell table:formula="of:=[.E2]" office:value-type="float" office:value="50">
            <text:p>50</text:p>
          </table:table-cell>
          <table:table-cell table:formula="of:=[.G3]+[.B3]" office:value-type="float" office:value="-342.75">
            <text:p>-342.75</text:p>
          </table:table-cell>
          <table:table-cell table:formula="of:=[.F2]" office:value-type="float" office:value="-355">
            <text:p>-3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C4]+[.D4]-[.E4]" office:value-type="float" office:value="12.8625">
            <text:p>12.8625</text:p>
          </table:table-cell>
          <table:table-cell table:formula="of:=[.G4]*0.05" office:value-type="float" office:value="-17.1375">
            <text:p>-17.1375</text:p>
          </table:table-cell>
          <table:table-cell table:formula="of:=[.D3]" office:value-type="float" office:value="80">
            <text:p>80</text:p>
          </table:table-cell>
          <table:table-cell table:formula="of:=[.E3]" office:value-type="float" office:value="50">
            <text:p>50</text:p>
          </table:table-cell>
          <table:table-cell table:formula="of:=[.G4]+[.B4]" office:value-type="float" office:value="-329.8875">
            <text:p>-329.8875</text:p>
          </table:table-cell>
          <table:table-cell table:formula="of:=[.F3]" office:value-type="float" office:value="-342.75">
            <text:p>-342.7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C5]+[.D5]-[.E5]" office:value-type="float" office:value="13.505625">
            <text:p>13.505625</text:p>
          </table:table-cell>
          <table:table-cell table:formula="of:=[.G5]*0.05" office:value-type="float" office:value="-16.494375">
            <text:p>-16.494375</text:p>
          </table:table-cell>
          <table:table-cell table:formula="of:=[.D4]" office:value-type="float" office:value="80">
            <text:p>80</text:p>
          </table:table-cell>
          <table:table-cell table:formula="of:=[.E4]" office:value-type="float" office:value="50">
            <text:p>50</text:p>
          </table:table-cell>
          <table:table-cell table:formula="of:=[.G5]+[.B5]" office:value-type="float" office:value="-316.381875">
            <text:p>-316.381875</text:p>
          </table:table-cell>
          <table:table-cell table:formula="of:=[.F4]" office:value-type="float" office:value="-329.8875">
            <text:p>-329.88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C6]+[.D6]-[.E6]" office:value-type="float" office:value="14.18090625">
            <text:p>14.18090625</text:p>
          </table:table-cell>
          <table:table-cell table:formula="of:=[.G6]*0.05" office:value-type="float" office:value="-15.81909375">
            <text:p>-15.81909375</text:p>
          </table:table-cell>
          <table:table-cell table:formula="of:=[.D5]" office:value-type="float" office:value="80">
            <text:p>80</text:p>
          </table:table-cell>
          <table:table-cell table:formula="of:=[.E5]" office:value-type="float" office:value="50">
            <text:p>50</text:p>
          </table:table-cell>
          <table:table-cell table:formula="of:=[.G6]+[.B6]" office:value-type="float" office:value="-302.20096875">
            <text:p>-302.20096875</text:p>
          </table:table-cell>
          <table:table-cell table:formula="of:=[.F5]" office:value-type="float" office:value="-316.381875">
            <text:p>-316.38187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C7]+[.D7]-[.E7]" office:value-type="float" office:value="14.8899515625">
            <text:p>14.8899515625</text:p>
          </table:table-cell>
          <table:table-cell table:formula="of:=[.G7]*0.05" office:value-type="float" office:value="-15.1100484375">
            <text:p>-15.1100484375</text:p>
          </table:table-cell>
          <table:table-cell table:formula="of:=[.D6]" office:value-type="float" office:value="80">
            <text:p>80</text:p>
          </table:table-cell>
          <table:table-cell table:formula="of:=[.E6]" office:value-type="float" office:value="50">
            <text:p>50</text:p>
          </table:table-cell>
          <table:table-cell table:formula="of:=[.G7]+[.B7]" office:value-type="float" office:value="-287.3110171875">
            <text:p>-287.3110171875</text:p>
          </table:table-cell>
          <table:table-cell table:formula="of:=[.F6]" office:value-type="float" office:value="-302.20096875">
            <text:p>-302.2009687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C8]+[.D8]-[.E8]" office:value-type="float" office:value="15.634449140625">
            <text:p>15.634449140625</text:p>
          </table:table-cell>
          <table:table-cell table:formula="of:=[.G8]*0.05" office:value-type="float" office:value="-14.365550859375">
            <text:p>-14.365550859375</text:p>
          </table:table-cell>
          <table:table-cell table:formula="of:=[.D7]" office:value-type="float" office:value="80">
            <text:p>80</text:p>
          </table:table-cell>
          <table:table-cell table:formula="of:=[.E7]" office:value-type="float" office:value="50">
            <text:p>50</text:p>
          </table:table-cell>
          <table:table-cell table:formula="of:=[.G8]+[.B8]" office:value-type="float" office:value="-271.676568046875">
            <text:p>-271.676568046875</text:p>
          </table:table-cell>
          <table:table-cell table:formula="of:=[.F7]" office:value-type="float" office:value="-287.3110171875">
            <text:p>-287.311017187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C9]+[.D9]-[.E9]" office:value-type="float" office:value="16.4161715976562">
            <text:p>16.4161715976562</text:p>
          </table:table-cell>
          <table:table-cell table:formula="of:=[.G9]*0.05" office:value-type="float" office:value="-13.5838284023438">
            <text:p>-13.5838284023438</text:p>
          </table:table-cell>
          <table:table-cell table:formula="of:=[.D8]" office:value-type="float" office:value="80">
            <text:p>80</text:p>
          </table:table-cell>
          <table:table-cell table:formula="of:=[.E8]" office:value-type="float" office:value="50">
            <text:p>50</text:p>
          </table:table-cell>
          <table:table-cell table:formula="of:=[.G9]+[.B9]" office:value-type="float" office:value="-255.260396449219">
            <text:p>-255.260396449219</text:p>
          </table:table-cell>
          <table:table-cell table:formula="of:=[.F8]" office:value-type="float" office:value="-271.676568046875">
            <text:p>-271.67656804687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C10]+[.D10]-[.E10]" office:value-type="float" office:value="17.2369801775391">
            <text:p>17.2369801775391</text:p>
          </table:table-cell>
          <table:table-cell table:formula="of:=[.G10]*0.05" office:value-type="float" office:value="-12.7630198224609">
            <text:p>-12.7630198224609</text:p>
          </table:table-cell>
          <table:table-cell table:formula="of:=[.D9]" office:value-type="float" office:value="80">
            <text:p>80</text:p>
          </table:table-cell>
          <table:table-cell table:formula="of:=[.E9]" office:value-type="float" office:value="50">
            <text:p>50</text:p>
          </table:table-cell>
          <table:table-cell table:formula="of:=[.G10]+[.B10]" office:value-type="float" office:value="-238.02341627168">
            <text:p>-238.02341627168</text:p>
          </table:table-cell>
          <table:table-cell table:formula="of:=[.F9]" office:value-type="float" office:value="-255.260396449219">
            <text:p>-255.2603964492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C11]+[.D11]-[.E11]" office:value-type="float" office:value="18.098829186416">
            <text:p>18.098829186416</text:p>
          </table:table-cell>
          <table:table-cell table:formula="of:=[.G11]*0.05" office:value-type="float" office:value="-11.901170813584">
            <text:p>-11.901170813584</text:p>
          </table:table-cell>
          <table:table-cell table:formula="of:=[.D10]" office:value-type="float" office:value="80">
            <text:p>80</text:p>
          </table:table-cell>
          <table:table-cell table:formula="of:=[.E10]" office:value-type="float" office:value="50">
            <text:p>50</text:p>
          </table:table-cell>
          <table:table-cell table:formula="of:=[.G11]+[.B11]" office:value-type="float" office:value="-219.924587085264">
            <text:p>-219.924587085264</text:p>
          </table:table-cell>
          <table:table-cell table:formula="of:=[.F10]" office:value-type="float" office:value="-238.02341627168">
            <text:p>-238.0234162716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C12]+[.D12]-[.E12]" office:value-type="float" office:value="19.0037706457368">
            <text:p>19.0037706457368</text:p>
          </table:table-cell>
          <table:table-cell table:formula="of:=[.G12]*0.05" office:value-type="float" office:value="-10.9962293542632">
            <text:p>-10.9962293542632</text:p>
          </table:table-cell>
          <table:table-cell table:formula="of:=[.D11]" office:value-type="float" office:value="80">
            <text:p>80</text:p>
          </table:table-cell>
          <table:table-cell table:formula="of:=[.E11]" office:value-type="float" office:value="50">
            <text:p>50</text:p>
          </table:table-cell>
          <table:table-cell table:formula="of:=[.G12]+[.B12]" office:value-type="float" office:value="-200.920816439527">
            <text:p>-200.920816439527</text:p>
          </table:table-cell>
          <table:table-cell table:formula="of:=[.F11]" office:value-type="float" office:value="-219.924587085264">
            <text:p>-219.92458708526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.C13]+[.D13]-[.E13]" office:value-type="float" office:value="19.9539591780237">
            <text:p>19.9539591780237</text:p>
          </table:table-cell>
          <table:table-cell table:formula="of:=[.G13]*0.05" office:value-type="float" office:value="-10.0460408219763">
            <text:p>-10.0460408219763</text:p>
          </table:table-cell>
          <table:table-cell table:formula="of:=[.D12]" office:value-type="float" office:value="80">
            <text:p>80</text:p>
          </table:table-cell>
          <table:table-cell table:formula="of:=[.E12]" office:value-type="float" office:value="50">
            <text:p>50</text:p>
          </table:table-cell>
          <table:table-cell table:formula="of:=[.G13]+[.B13]" office:value-type="float" office:value="-180.966857261503">
            <text:p>-180.966857261503</text:p>
          </table:table-cell>
          <table:table-cell table:formula="of:=[.F12]" office:value-type="float" office:value="-200.920816439527">
            <text:p>-200.92081643952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.C14]+[.D14]-[.E14]" office:value-type="float" office:value="20.9516571369248">
            <text:p>20.9516571369248</text:p>
          </table:table-cell>
          <table:table-cell table:formula="of:=[.G14]*0.05" office:value-type="float" office:value="-9.04834286307516">
            <text:p>-9.04834286307516</text:p>
          </table:table-cell>
          <table:table-cell table:formula="of:=[.D13]" office:value-type="float" office:value="80">
            <text:p>80</text:p>
          </table:table-cell>
          <table:table-cell table:formula="of:=[.E13]" office:value-type="float" office:value="50">
            <text:p>50</text:p>
          </table:table-cell>
          <table:table-cell table:formula="of:=[.G14]+[.B14]" office:value-type="float" office:value="-160.015200124578">
            <text:p>-160.015200124578</text:p>
          </table:table-cell>
          <table:table-cell table:formula="of:=[.F13]" office:value-type="float" office:value="-180.966857261503">
            <text:p>-180.9668572615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.C15]+[.D15]-[.E15]" office:value-type="float" office:value="21.9992399937711">
            <text:p>21.9992399937711</text:p>
          </table:table-cell>
          <table:table-cell table:formula="of:=[.G15]*0.05" office:value-type="float" office:value="-8.00076000622892">
            <text:p>-8.00076000622892</text:p>
          </table:table-cell>
          <table:table-cell table:formula="of:=[.D14]" office:value-type="float" office:value="80">
            <text:p>80</text:p>
          </table:table-cell>
          <table:table-cell table:formula="of:=[.E14]" office:value-type="float" office:value="50">
            <text:p>50</text:p>
          </table:table-cell>
          <table:table-cell table:formula="of:=[.G15]+[.B15]" office:value-type="float" office:value="-138.015960130807">
            <text:p>-138.015960130807</text:p>
          </table:table-cell>
          <table:table-cell table:formula="of:=[.F14]" office:value-type="float" office:value="-160.015200124578">
            <text:p>-160.01520012457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.C16]+[.D16]-[.E16]" office:value-type="float" office:value="23.0992019934596">
            <text:p>23.0992019934596</text:p>
          </table:table-cell>
          <table:table-cell table:formula="of:=[.G16]*0.05" office:value-type="float" office:value="-6.90079800654037">
            <text:p>-6.90079800654037</text:p>
          </table:table-cell>
          <table:table-cell table:formula="of:=[.D15]" office:value-type="float" office:value="80">
            <text:p>80</text:p>
          </table:table-cell>
          <table:table-cell table:formula="of:=[.E15]" office:value-type="float" office:value="50">
            <text:p>50</text:p>
          </table:table-cell>
          <table:table-cell table:formula="of:=[.G16]+[.B16]" office:value-type="float" office:value="-114.916758137348">
            <text:p>-114.916758137348</text:p>
          </table:table-cell>
          <table:table-cell table:formula="of:=[.F15]" office:value-type="float" office:value="-138.015960130807">
            <text:p>-138.0159601308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C17]+[.D17]-[.E17]" office:value-type="float" office:value="24.2541620931326">
            <text:p>24.2541620931326</text:p>
          </table:table-cell>
          <table:table-cell table:formula="of:=[.G17]*0.05" office:value-type="float" office:value="-5.74583790686738">
            <text:p>-5.74583790686738</text:p>
          </table:table-cell>
          <table:table-cell table:formula="of:=[.D16]" office:value-type="float" office:value="80">
            <text:p>80</text:p>
          </table:table-cell>
          <table:table-cell table:formula="of:=[.E16]" office:value-type="float" office:value="50">
            <text:p>50</text:p>
          </table:table-cell>
          <table:table-cell table:formula="of:=[.G17]+[.B17]" office:value-type="float" office:value="-90.662596044215">
            <text:p>-90.662596044215</text:p>
          </table:table-cell>
          <table:table-cell table:formula="of:=[.F16]" office:value-type="float" office:value="-114.916758137348">
            <text:p>-114.91675813734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.C18]+[.D18]-[.E18]" office:value-type="float" office:value="25.4668701977892">
            <text:p>25.4668701977892</text:p>
          </table:table-cell>
          <table:table-cell table:formula="of:=[.G18]*0.05" office:value-type="float" office:value="-4.53312980221075">
            <text:p>-4.53312980221075</text:p>
          </table:table-cell>
          <table:table-cell table:formula="of:=[.D17]" office:value-type="float" office:value="80">
            <text:p>80</text:p>
          </table:table-cell>
          <table:table-cell table:formula="of:=[.E17]" office:value-type="float" office:value="50">
            <text:p>50</text:p>
          </table:table-cell>
          <table:table-cell table:formula="of:=[.G18]+[.B18]" office:value-type="float" office:value="-65.1957258464258">
            <text:p>-65.1957258464258</text:p>
          </table:table-cell>
          <table:table-cell table:formula="of:=[.F17]" office:value-type="float" office:value="-90.662596044215">
            <text:p>-90.66259604421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.C19]+[.D19]-[.E19]" office:value-type="float" office:value="26.7402137076787">
            <text:p>26.7402137076787</text:p>
          </table:table-cell>
          <table:table-cell table:formula="of:=[.G19]*0.05" office:value-type="float" office:value="-3.25978629232129">
            <text:p>-3.25978629232129</text:p>
          </table:table-cell>
          <table:table-cell table:formula="of:=[.D18]" office:value-type="float" office:value="80">
            <text:p>80</text:p>
          </table:table-cell>
          <table:table-cell table:formula="of:=[.E18]" office:value-type="float" office:value="50">
            <text:p>50</text:p>
          </table:table-cell>
          <table:table-cell table:formula="of:=[.G19]+[.B19]" office:value-type="float" office:value="-38.4555121387471">
            <text:p>-38.4555121387471</text:p>
          </table:table-cell>
          <table:table-cell table:formula="of:=[.F18]" office:value-type="float" office:value="-65.1957258464258">
            <text:p>-65.195725846425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.C20]+[.D20]-[.E20]" office:value-type="float" office:value="28.0772243930626">
            <text:p>28.0772243930626</text:p>
          </table:table-cell>
          <table:table-cell table:formula="of:=[.G20]*0.05" office:value-type="float" office:value="-1.92277560693735">
            <text:p>-1.92277560693735</text:p>
          </table:table-cell>
          <table:table-cell table:formula="of:=[.D19]" office:value-type="float" office:value="80">
            <text:p>80</text:p>
          </table:table-cell>
          <table:table-cell table:formula="of:=[.E19]" office:value-type="float" office:value="50">
            <text:p>50</text:p>
          </table:table-cell>
          <table:table-cell table:formula="of:=[.G20]+[.B20]" office:value-type="float" office:value="-10.3782877456844">
            <text:p>-10.3782877456844</text:p>
          </table:table-cell>
          <table:table-cell table:formula="of:=[.F19]" office:value-type="float" office:value="-38.4555121387471">
            <text:p>-38.45551213874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.C21]+[.D21]-[.E21]" office:value-type="float" office:value="29.4810856127158">
            <text:p>29.4810856127158</text:p>
          </table:table-cell>
          <table:table-cell table:formula="of:=[.G21]*0.05" office:value-type="float" office:value="-0.518914387284222">
            <text:p>-0.518914387284222</text:p>
          </table:table-cell>
          <table:table-cell table:formula="of:=[.D20]" office:value-type="float" office:value="80">
            <text:p>80</text:p>
          </table:table-cell>
          <table:table-cell table:formula="of:=[.E20]" office:value-type="float" office:value="50">
            <text:p>50</text:p>
          </table:table-cell>
          <table:table-cell table:formula="of:=[.G21]+[.B21]" office:value-type="float" office:value="19.1027978670313">
            <text:p>19.1027978670313</text:p>
          </table:table-cell>
          <table:table-cell table:formula="of:=[.F20]" office:value-type="float" office:value="-10.3782877456844">
            <text:p>-10.378287745684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.C22]+[.D22]-[.E22]" office:value-type="float" office:value="30.9551398933516">
            <text:p>30.9551398933516</text:p>
          </table:table-cell>
          <table:table-cell table:formula="of:=[.G22]*0.05" office:value-type="float" office:value="0.955139893351567">
            <text:p>0.955139893351567</text:p>
          </table:table-cell>
          <table:table-cell table:formula="of:=[.D21]" office:value-type="float" office:value="80">
            <text:p>80</text:p>
          </table:table-cell>
          <table:table-cell table:formula="of:=[.E21]" office:value-type="float" office:value="50">
            <text:p>50</text:p>
          </table:table-cell>
          <table:table-cell table:formula="of:=[.G22]+[.B22]" office:value-type="float" office:value="50.0579377603829">
            <text:p>50.0579377603829</text:p>
          </table:table-cell>
          <table:table-cell table:formula="of:=[.F21]" office:value-type="float" office:value="19.1027978670313">
            <text:p>19.102797867031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.C23]+[.D23]-[.E23]" office:value-type="float" office:value="32.5028968880191">
            <text:p>32.5028968880191</text:p>
          </table:table-cell>
          <table:table-cell table:formula="of:=[.G23]*0.05" office:value-type="float" office:value="2.50289688801915">
            <text:p>2.50289688801915</text:p>
          </table:table-cell>
          <table:table-cell table:formula="of:=[.D22]" office:value-type="float" office:value="80">
            <text:p>80</text:p>
          </table:table-cell>
          <table:table-cell table:formula="of:=[.E22]" office:value-type="float" office:value="50">
            <text:p>50</text:p>
          </table:table-cell>
          <table:table-cell table:formula="of:=[.G23]+[.B23]" office:value-type="float" office:value="82.5608346484021">
            <text:p>82.5608346484021</text:p>
          </table:table-cell>
          <table:table-cell table:formula="of:=[.F22]" office:value-type="float" office:value="50.0579377603829">
            <text:p>50.057937760382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.C24]+[.D24]-[.E24]" office:value-type="float" office:value="34.1280417324201">
            <text:p>34.1280417324201</text:p>
          </table:table-cell>
          <table:table-cell table:formula="of:=[.G24]*0.05" office:value-type="float" office:value="4.1280417324201">
            <text:p>4.1280417324201</text:p>
          </table:table-cell>
          <table:table-cell table:formula="of:=[.D23]" office:value-type="float" office:value="80">
            <text:p>80</text:p>
          </table:table-cell>
          <table:table-cell table:formula="of:=[.E23]" office:value-type="float" office:value="50">
            <text:p>50</text:p>
          </table:table-cell>
          <table:table-cell table:formula="of:=[.G24]+[.B24]" office:value-type="float" office:value="116.688876380822">
            <text:p>116.688876380822</text:p>
          </table:table-cell>
          <table:table-cell table:formula="of:=[.F23]" office:value-type="float" office:value="82.5608346484021">
            <text:p>82.560834648402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.C25]+[.D25]-[.E25]" office:value-type="float" office:value="35.8344438190411">
            <text:p>35.8344438190411</text:p>
          </table:table-cell>
          <table:table-cell table:formula="of:=[.G25]*0.05" office:value-type="float" office:value="5.83444381904111">
            <text:p>5.83444381904111</text:p>
          </table:table-cell>
          <table:table-cell table:formula="of:=[.D24]" office:value-type="float" office:value="80">
            <text:p>80</text:p>
          </table:table-cell>
          <table:table-cell table:formula="of:=[.E24]" office:value-type="float" office:value="50">
            <text:p>50</text:p>
          </table:table-cell>
          <table:table-cell table:formula="of:=[.G25]+[.B25]" office:value-type="float" office:value="152.523320199863">
            <text:p>152.523320199863</text:p>
          </table:table-cell>
          <table:table-cell table:formula="of:=[.F24]" office:value-type="float" office:value="116.688876380822">
            <text:p>116.68887638082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.C26]+[.D26]-[.E26]" office:value-type="float" office:value="37.6261660099932">
            <text:p>37.6261660099932</text:p>
          </table:table-cell>
          <table:table-cell table:formula="of:=[.G26]*0.05" office:value-type="float" office:value="7.62616600999317">
            <text:p>7.62616600999317</text:p>
          </table:table-cell>
          <table:table-cell table:formula="of:=[.D25]" office:value-type="float" office:value="80">
            <text:p>80</text:p>
          </table:table-cell>
          <table:table-cell table:formula="of:=[.E25]" office:value-type="float" office:value="50">
            <text:p>50</text:p>
          </table:table-cell>
          <table:table-cell table:formula="of:=[.G26]+[.B26]" office:value-type="float" office:value="190.149486209856">
            <text:p>190.149486209856</text:p>
          </table:table-cell>
          <table:table-cell table:formula="of:=[.F25]" office:value-type="float" office:value="152.523320199863">
            <text:p>152.52332019986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[.C27]+[.D27]-[.E27]" office:value-type="float" office:value="39.5074743104928">
            <text:p>39.5074743104928</text:p>
          </table:table-cell>
          <table:table-cell table:formula="of:=[.G27]*0.05" office:value-type="float" office:value="9.50747431049282">
            <text:p>9.50747431049282</text:p>
          </table:table-cell>
          <table:table-cell table:formula="of:=[.D26]" office:value-type="float" office:value="80">
            <text:p>80</text:p>
          </table:table-cell>
          <table:table-cell table:formula="of:=[.E26]" office:value-type="float" office:value="50">
            <text:p>50</text:p>
          </table:table-cell>
          <table:table-cell table:formula="of:=[.G27]+[.B27]" office:value-type="float" office:value="229.656960520349">
            <text:p>229.656960520349</text:p>
          </table:table-cell>
          <table:table-cell table:formula="of:=[.F26]" office:value-type="float" office:value="190.149486209856">
            <text:p>190.14948620985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.C28]+[.D28]-[.E28]" office:value-type="float" office:value="41.4828480260175">
            <text:p>41.4828480260175</text:p>
          </table:table-cell>
          <table:table-cell table:formula="of:=[.G28]*0.05" office:value-type="float" office:value="11.4828480260175">
            <text:p>11.4828480260175</text:p>
          </table:table-cell>
          <table:table-cell table:formula="of:=[.D27]" office:value-type="float" office:value="80">
            <text:p>80</text:p>
          </table:table-cell>
          <table:table-cell table:formula="of:=[.E27]" office:value-type="float" office:value="50">
            <text:p>50</text:p>
          </table:table-cell>
          <table:table-cell table:formula="of:=[.G28]+[.B28]" office:value-type="float" office:value="271.139808546367">
            <text:p>271.139808546367</text:p>
          </table:table-cell>
          <table:table-cell table:formula="of:=[.F27]" office:value-type="float" office:value="229.656960520349">
            <text:p>229.65696052034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.C29]+[.D29]-[.E29]" office:value-type="float" office:value="43.5569904273183">
            <text:p>43.5569904273183</text:p>
          </table:table-cell>
          <table:table-cell table:formula="of:=[.G29]*0.05" office:value-type="float" office:value="13.5569904273183">
            <text:p>13.5569904273183</text:p>
          </table:table-cell>
          <table:table-cell table:formula="of:=[.D28]" office:value-type="float" office:value="80">
            <text:p>80</text:p>
          </table:table-cell>
          <table:table-cell table:formula="of:=[.E28]" office:value-type="float" office:value="50">
            <text:p>50</text:p>
          </table:table-cell>
          <table:table-cell table:formula="of:=[.G29]+[.B29]" office:value-type="float" office:value="314.696798973685">
            <text:p>314.696798973685</text:p>
          </table:table-cell>
          <table:table-cell table:formula="of:=[.F28]" office:value-type="float" office:value="271.139808546367">
            <text:p>271.13980854636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.C30]+[.D30]-[.E30]" office:value-type="float" office:value="45.7348399486843">
            <text:p>45.7348399486843</text:p>
          </table:table-cell>
          <table:table-cell table:formula="of:=[.G30]*0.05" office:value-type="float" office:value="15.7348399486843">
            <text:p>15.7348399486843</text:p>
          </table:table-cell>
          <table:table-cell table:formula="of:=[.D29]" office:value-type="float" office:value="80">
            <text:p>80</text:p>
          </table:table-cell>
          <table:table-cell table:formula="of:=[.E29]" office:value-type="float" office:value="50">
            <text:p>50</text:p>
          </table:table-cell>
          <table:table-cell table:formula="of:=[.G30]+[.B30]" office:value-type="float" office:value="360.431638922369">
            <text:p>360.431638922369</text:p>
          </table:table-cell>
          <table:table-cell table:formula="of:=[.F29]" office:value-type="float" office:value="314.696798973685">
            <text:p>314.69679897368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.C31]+[.D31]-[.E31]" office:value-type="float" office:value="48.0215819461185">
            <text:p>48.0215819461185</text:p>
          </table:table-cell>
          <table:table-cell table:formula="of:=[.G31]*0.05" office:value-type="float" office:value="18.0215819461185">
            <text:p>18.0215819461185</text:p>
          </table:table-cell>
          <table:table-cell table:formula="of:=[.D30]" office:value-type="float" office:value="80">
            <text:p>80</text:p>
          </table:table-cell>
          <table:table-cell table:formula="of:=[.E30]" office:value-type="float" office:value="50">
            <text:p>50</text:p>
          </table:table-cell>
          <table:table-cell table:formula="of:=[.G31]+[.B31]" office:value-type="float" office:value="408.453220868488">
            <text:p>408.453220868488</text:p>
          </table:table-cell>
          <table:table-cell table:formula="of:=[.F30]" office:value-type="float" office:value="360.431638922369">
            <text:p>360.43163892236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.C32]+[.D32]-[.E32]" office:value-type="float" office:value="50.4226610434244">
            <text:p>50.4226610434244</text:p>
          </table:table-cell>
          <table:table-cell table:formula="of:=[.G32]*0.05" office:value-type="float" office:value="20.4226610434244">
            <text:p>20.4226610434244</text:p>
          </table:table-cell>
          <table:table-cell table:formula="of:=[.D31]" office:value-type="float" office:value="80">
            <text:p>80</text:p>
          </table:table-cell>
          <table:table-cell table:formula="of:=[.E31]" office:value-type="float" office:value="50">
            <text:p>50</text:p>
          </table:table-cell>
          <table:table-cell table:formula="of:=[.G32]+[.B32]" office:value-type="float" office:value="458.875881911912">
            <text:p>458.875881911912</text:p>
          </table:table-cell>
          <table:table-cell table:formula="of:=[.F31]" office:value-type="float" office:value="408.453220868488">
            <text:p>408.45322086848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.C33]+[.D33]-[.E33]" office:value-type="float" office:value="52.9437940955956">
            <text:p>52.9437940955956</text:p>
          </table:table-cell>
          <table:table-cell table:formula="of:=[.G33]*0.05" office:value-type="float" office:value="22.9437940955956">
            <text:p>22.9437940955956</text:p>
          </table:table-cell>
          <table:table-cell table:formula="of:=[.D32]" office:value-type="float" office:value="80">
            <text:p>80</text:p>
          </table:table-cell>
          <table:table-cell table:formula="of:=[.E32]" office:value-type="float" office:value="50">
            <text:p>50</text:p>
          </table:table-cell>
          <table:table-cell table:formula="of:=[.G33]+[.B33]" office:value-type="float" office:value="511.819676007508">
            <text:p>511.819676007508</text:p>
          </table:table-cell>
          <table:table-cell table:formula="of:=[.F32]" office:value-type="float" office:value="458.875881911912">
            <text:p>458.87588191191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.C34]+[.D34]-[.E34]" office:value-type="float" office:value="55.5909838003754">
            <text:p>55.5909838003754</text:p>
          </table:table-cell>
          <table:table-cell table:formula="of:=[.G34]*0.05" office:value-type="float" office:value="25.5909838003754">
            <text:p>25.5909838003754</text:p>
          </table:table-cell>
          <table:table-cell table:formula="of:=[.D33]" office:value-type="float" office:value="80">
            <text:p>80</text:p>
          </table:table-cell>
          <table:table-cell table:formula="of:=[.E33]" office:value-type="float" office:value="50">
            <text:p>50</text:p>
          </table:table-cell>
          <table:table-cell table:formula="of:=[.G34]+[.B34]" office:value-type="float" office:value="567.410659807883">
            <text:p>567.410659807883</text:p>
          </table:table-cell>
          <table:table-cell table:formula="of:=[.F33]" office:value-type="float" office:value="511.819676007508">
            <text:p>511.81967600750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.C35]+[.D35]-[.E35]" office:value-type="float" office:value="58.3705329903942">
            <text:p>58.3705329903942</text:p>
          </table:table-cell>
          <table:table-cell table:formula="of:=[.G35]*0.05" office:value-type="float" office:value="28.3705329903942">
            <text:p>28.3705329903942</text:p>
          </table:table-cell>
          <table:table-cell table:formula="of:=[.D34]" office:value-type="float" office:value="80">
            <text:p>80</text:p>
          </table:table-cell>
          <table:table-cell table:formula="of:=[.E34]" office:value-type="float" office:value="50">
            <text:p>50</text:p>
          </table:table-cell>
          <table:table-cell table:formula="of:=[.G35]+[.B35]" office:value-type="float" office:value="625.781192798277">
            <text:p>625.781192798277</text:p>
          </table:table-cell>
          <table:table-cell table:formula="of:=[.F34]" office:value-type="float" office:value="567.410659807883">
            <text:p>567.41065980788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.C36]+[.D36]-[.E36]" office:value-type="float" office:value="61.2890596399139">
            <text:p>61.2890596399139</text:p>
          </table:table-cell>
          <table:table-cell table:formula="of:=[.G36]*0.05" office:value-type="float" office:value="31.2890596399139">
            <text:p>31.2890596399139</text:p>
          </table:table-cell>
          <table:table-cell table:formula="of:=[.D35]" office:value-type="float" office:value="80">
            <text:p>80</text:p>
          </table:table-cell>
          <table:table-cell table:formula="of:=[.E35]" office:value-type="float" office:value="50">
            <text:p>50</text:p>
          </table:table-cell>
          <table:table-cell table:formula="of:=[.G36]+[.B36]" office:value-type="float" office:value="687.070252438191">
            <text:p>687.070252438191</text:p>
          </table:table-cell>
          <table:table-cell table:formula="of:=[.F35]" office:value-type="float" office:value="625.781192798277">
            <text:p>625.78119279827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.C37]+[.D37]-[.E37]" office:value-type="float" office:value="64.3535126219096">
            <text:p>64.3535126219096</text:p>
          </table:table-cell>
          <table:table-cell table:formula="of:=[.G37]*0.05" office:value-type="float" office:value="34.3535126219096">
            <text:p>34.3535126219096</text:p>
          </table:table-cell>
          <table:table-cell table:formula="of:=[.D36]" office:value-type="float" office:value="80">
            <text:p>80</text:p>
          </table:table-cell>
          <table:table-cell table:formula="of:=[.E36]" office:value-type="float" office:value="50">
            <text:p>50</text:p>
          </table:table-cell>
          <table:table-cell table:formula="of:=[.G37]+[.B37]" office:value-type="float" office:value="751.423765060101">
            <text:p>751.423765060101</text:p>
          </table:table-cell>
          <table:table-cell table:formula="of:=[.F36]" office:value-type="float" office:value="687.070252438191">
            <text:p>687.07025243819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.C38]+[.D38]-[.E38]" office:value-type="float" office:value="67.571188253005">
            <text:p>67.571188253005</text:p>
          </table:table-cell>
          <table:table-cell table:formula="of:=[.G38]*0.05" office:value-type="float" office:value="37.571188253005">
            <text:p>37.571188253005</text:p>
          </table:table-cell>
          <table:table-cell table:formula="of:=[.D37]" office:value-type="float" office:value="80">
            <text:p>80</text:p>
          </table:table-cell>
          <table:table-cell table:formula="of:=[.E37]" office:value-type="float" office:value="50">
            <text:p>50</text:p>
          </table:table-cell>
          <table:table-cell table:formula="of:=[.G38]+[.B38]" office:value-type="float" office:value="818.994953313106">
            <text:p>818.994953313106</text:p>
          </table:table-cell>
          <table:table-cell table:formula="of:=[.F37]" office:value-type="float" office:value="751.423765060101">
            <text:p>751.423765060101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.C39]+[.D39]-[.E39]" office:value-type="float" office:value="70.9497476656553">
            <text:p>70.9497476656553</text:p>
          </table:table-cell>
          <table:table-cell table:formula="of:=[.G39]*0.05" office:value-type="float" office:value="40.9497476656553">
            <text:p>40.9497476656553</text:p>
          </table:table-cell>
          <table:table-cell table:formula="of:=[.D38]" office:value-type="float" office:value="80">
            <text:p>80</text:p>
          </table:table-cell>
          <table:table-cell table:formula="of:=[.E38]" office:value-type="float" office:value="50">
            <text:p>50</text:p>
          </table:table-cell>
          <table:table-cell table:formula="of:=[.G39]+[.B39]" office:value-type="float" office:value="889.944700978761">
            <text:p>889.944700978761</text:p>
          </table:table-cell>
          <table:table-cell table:formula="of:=[.F38]" office:value-type="float" office:value="818.994953313106">
            <text:p>818.99495331310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.C40]+[.D40]-[.E40]" office:value-type="float" office:value="74.4972350489381">
            <text:p>74.4972350489381</text:p>
          </table:table-cell>
          <table:table-cell table:formula="of:=[.G40]*0.05" office:value-type="float" office:value="44.4972350489381">
            <text:p>44.4972350489381</text:p>
          </table:table-cell>
          <table:table-cell table:formula="of:=[.D39]" office:value-type="float" office:value="80">
            <text:p>80</text:p>
          </table:table-cell>
          <table:table-cell table:formula="of:=[.E39]" office:value-type="float" office:value="50">
            <text:p>50</text:p>
          </table:table-cell>
          <table:table-cell table:formula="of:=[.G40]+[.B40]" office:value-type="float" office:value="964.441936027699">
            <text:p>964.441936027699</text:p>
          </table:table-cell>
          <table:table-cell table:formula="of:=[.F39]" office:value-type="float" office:value="889.944700978761">
            <text:p>889.94470097876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.C41]+[.D41]-[.E41]" office:value-type="float" office:value="78.222096801385">
            <text:p>78.222096801385</text:p>
          </table:table-cell>
          <table:table-cell table:formula="of:=[.G41]*0.05" office:value-type="float" office:value="48.222096801385">
            <text:p>48.222096801385</text:p>
          </table:table-cell>
          <table:table-cell table:formula="of:=[.D40]" office:value-type="float" office:value="80">
            <text:p>80</text:p>
          </table:table-cell>
          <table:table-cell table:formula="of:=[.E40]" office:value-type="float" office:value="50">
            <text:p>50</text:p>
          </table:table-cell>
          <table:table-cell table:formula="of:=[.G41]+[.B41]" office:value-type="float" office:value="1042.66403282908">
            <text:p>1042.66403282908</text:p>
          </table:table-cell>
          <table:table-cell table:formula="of:=[.F40]" office:value-type="float" office:value="964.441936027699">
            <text:p>964.44193602769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.C42]+[.D42]-[.E42]" office:value-type="float" office:value="82.1332016414542">
            <text:p>82.1332016414542</text:p>
          </table:table-cell>
          <table:table-cell table:formula="of:=[.G42]*0.05" office:value-type="float" office:value="52.1332016414542">
            <text:p>52.1332016414542</text:p>
          </table:table-cell>
          <table:table-cell table:formula="of:=[.D41]" office:value-type="float" office:value="80">
            <text:p>80</text:p>
          </table:table-cell>
          <table:table-cell table:formula="of:=[.E41]" office:value-type="float" office:value="50">
            <text:p>50</text:p>
          </table:table-cell>
          <table:table-cell table:formula="of:=[.G42]+[.B42]" office:value-type="float" office:value="1124.79723447054">
            <text:p>1124.79723447054</text:p>
          </table:table-cell>
          <table:table-cell table:formula="of:=[.F41]" office:value-type="float" office:value="1042.66403282908">
            <text:p>1042.66403282908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.C43]+[.D43]-[.E43]" office:value-type="float" office:value="86.2398617235269">
            <text:p>86.2398617235269</text:p>
          </table:table-cell>
          <table:table-cell table:formula="of:=[.G43]*0.05" office:value-type="float" office:value="56.2398617235269">
            <text:p>56.2398617235269</text:p>
          </table:table-cell>
          <table:table-cell table:formula="of:=[.D42]" office:value-type="float" office:value="80">
            <text:p>80</text:p>
          </table:table-cell>
          <table:table-cell table:formula="of:=[.E42]" office:value-type="float" office:value="50">
            <text:p>50</text:p>
          </table:table-cell>
          <table:table-cell table:formula="of:=[.G43]+[.B43]" office:value-type="float" office:value="1211.03709619407">
            <text:p>1211.03709619407</text:p>
          </table:table-cell>
          <table:table-cell table:formula="of:=[.F42]" office:value-type="float" office:value="1124.79723447054">
            <text:p>1124.7972344705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.C44]+[.D44]-[.E44]" office:value-type="float" office:value="90.5518548097033">
            <text:p>90.5518548097033</text:p>
          </table:table-cell>
          <table:table-cell table:formula="of:=[.G44]*0.05" office:value-type="float" office:value="60.5518548097033">
            <text:p>60.5518548097033</text:p>
          </table:table-cell>
          <table:table-cell table:formula="of:=[.D43]" office:value-type="float" office:value="80">
            <text:p>80</text:p>
          </table:table-cell>
          <table:table-cell table:formula="of:=[.E43]" office:value-type="float" office:value="50">
            <text:p>50</text:p>
          </table:table-cell>
          <table:table-cell table:formula="of:=[.G44]+[.B44]" office:value-type="float" office:value="1301.58895100377">
            <text:p>1301.58895100377</text:p>
          </table:table-cell>
          <table:table-cell table:formula="of:=[.F43]" office:value-type="float" office:value="1211.03709619407">
            <text:p>1211.0370961940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.C45]+[.D45]-[.E45]" office:value-type="float" office:value="95.0794475501884">
            <text:p>95.0794475501884</text:p>
          </table:table-cell>
          <table:table-cell table:formula="of:=[.G45]*0.05" office:value-type="float" office:value="65.0794475501884">
            <text:p>65.0794475501884</text:p>
          </table:table-cell>
          <table:table-cell table:formula="of:=[.D44]" office:value-type="float" office:value="80">
            <text:p>80</text:p>
          </table:table-cell>
          <table:table-cell table:formula="of:=[.E44]" office:value-type="float" office:value="50">
            <text:p>50</text:p>
          </table:table-cell>
          <table:table-cell table:formula="of:=[.G45]+[.B45]" office:value-type="float" office:value="1396.66839855396">
            <text:p>1396.66839855396</text:p>
          </table:table-cell>
          <table:table-cell table:formula="of:=[.F44]" office:value-type="float" office:value="1301.58895100377">
            <text:p>1301.5889510037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.C46]+[.D46]-[.E46]" office:value-type="float" office:value="99.8334199276978">
            <text:p>99.8334199276978</text:p>
          </table:table-cell>
          <table:table-cell table:formula="of:=[.G46]*0.05" office:value-type="float" office:value="69.8334199276979">
            <text:p>69.8334199276979</text:p>
          </table:table-cell>
          <table:table-cell table:formula="of:=[.D45]" office:value-type="float" office:value="80">
            <text:p>80</text:p>
          </table:table-cell>
          <table:table-cell table:formula="of:=[.E45]" office:value-type="float" office:value="50">
            <text:p>50</text:p>
          </table:table-cell>
          <table:table-cell table:formula="of:=[.G46]+[.B46]" office:value-type="float" office:value="1496.50181848165">
            <text:p>1496.50181848165</text:p>
          </table:table-cell>
          <table:table-cell table:formula="of:=[.F45]" office:value-type="float" office:value="1396.66839855396">
            <text:p>1396.66839855396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.C47]+[.D47]-[.E47]" office:value-type="float" office:value="104.825090924083">
            <text:p>104.825090924083</text:p>
          </table:table-cell>
          <table:table-cell table:formula="of:=[.G47]*0.05" office:value-type="float" office:value="74.8250909240827">
            <text:p>74.8250909240827</text:p>
          </table:table-cell>
          <table:table-cell table:formula="of:=[.D46]" office:value-type="float" office:value="80">
            <text:p>80</text:p>
          </table:table-cell>
          <table:table-cell table:formula="of:=[.E46]" office:value-type="float" office:value="50">
            <text:p>50</text:p>
          </table:table-cell>
          <table:table-cell table:formula="of:=[.G47]+[.B47]" office:value-type="float" office:value="1601.32690940574">
            <text:p>1601.32690940574</text:p>
          </table:table-cell>
          <table:table-cell table:formula="of:=[.F46]" office:value-type="float" office:value="1496.50181848165">
            <text:p>1496.5018184816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.C48]+[.D48]-[.E48]" office:value-type="float" office:value="110.066345470287">
            <text:p>110.066345470287</text:p>
          </table:table-cell>
          <table:table-cell table:formula="of:=[.G48]*0.05" office:value-type="float" office:value="80.0663454702869">
            <text:p>80.0663454702869</text:p>
          </table:table-cell>
          <table:table-cell table:formula="of:=[.D47]" office:value-type="float" office:value="80">
            <text:p>80</text:p>
          </table:table-cell>
          <table:table-cell table:formula="of:=[.E47]" office:value-type="float" office:value="50">
            <text:p>50</text:p>
          </table:table-cell>
          <table:table-cell table:formula="of:=[.G48]+[.B48]" office:value-type="float" office:value="1711.39325487602">
            <text:p>1711.39325487602</text:p>
          </table:table-cell>
          <table:table-cell table:formula="of:=[.F47]" office:value-type="float" office:value="1601.32690940574">
            <text:p>1601.3269094057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.C49]+[.D49]-[.E49]" office:value-type="float" office:value="115.569662743801">
            <text:p>115.569662743801</text:p>
          </table:table-cell>
          <table:table-cell table:formula="of:=[.G49]*0.05" office:value-type="float" office:value="85.5696627438012">
            <text:p>85.5696627438012</text:p>
          </table:table-cell>
          <table:table-cell table:formula="of:=[.D48]" office:value-type="float" office:value="80">
            <text:p>80</text:p>
          </table:table-cell>
          <table:table-cell table:formula="of:=[.E48]" office:value-type="float" office:value="50">
            <text:p>50</text:p>
          </table:table-cell>
          <table:table-cell table:formula="of:=[.G49]+[.B49]" office:value-type="float" office:value="1826.96291761983">
            <text:p>1826.96291761983</text:p>
          </table:table-cell>
          <table:table-cell table:formula="of:=[.F48]" office:value-type="float" office:value="1711.39325487602">
            <text:p>1711.393254876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.C50]+[.D50]-[.E50]" office:value-type="float" office:value="121.348145880991">
            <text:p>121.348145880991</text:p>
          </table:table-cell>
          <table:table-cell table:formula="of:=[.G50]*0.05" office:value-type="float" office:value="91.3481458809913">
            <text:p>91.3481458809913</text:p>
          </table:table-cell>
          <table:table-cell table:formula="of:=[.D49]" office:value-type="float" office:value="80">
            <text:p>80</text:p>
          </table:table-cell>
          <table:table-cell table:formula="of:=[.E49]" office:value-type="float" office:value="50">
            <text:p>50</text:p>
          </table:table-cell>
          <table:table-cell table:formula="of:=[.G50]+[.B50]" office:value-type="float" office:value="1948.31106350082">
            <text:p>1948.31106350082</text:p>
          </table:table-cell>
          <table:table-cell table:formula="of:=[.F49]" office:value-type="float" office:value="1826.96291761983">
            <text:p>1826.9629176198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.C51]+[.D51]-[.E51]" office:value-type="float" office:value="127.415553175041">
            <text:p>127.415553175041</text:p>
          </table:table-cell>
          <table:table-cell table:formula="of:=[.G51]*0.05" office:value-type="float" office:value="97.4155531750409">
            <text:p>97.4155531750409</text:p>
          </table:table-cell>
          <table:table-cell table:formula="of:=[.D50]" office:value-type="float" office:value="80">
            <text:p>80</text:p>
          </table:table-cell>
          <table:table-cell table:formula="of:=[.E50]" office:value-type="float" office:value="50">
            <text:p>50</text:p>
          </table:table-cell>
          <table:table-cell table:formula="of:=[.G51]+[.B51]" office:value-type="float" office:value="2075.72661667586">
            <text:p>2075.72661667586</text:p>
          </table:table-cell>
          <table:table-cell table:formula="of:=[.F50]" office:value-type="float" office:value="1948.31106350082">
            <text:p>1948.3110635008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.C52]+[.D52]-[.E52]" office:value-type="float" office:value="133.786330833793">
            <text:p>133.786330833793</text:p>
          </table:table-cell>
          <table:table-cell table:formula="of:=[.G52]*0.05" office:value-type="float" office:value="103.786330833793">
            <text:p>103.786330833793</text:p>
          </table:table-cell>
          <table:table-cell table:formula="of:=[.D51]" office:value-type="float" office:value="80">
            <text:p>80</text:p>
          </table:table-cell>
          <table:table-cell table:formula="of:=[.E51]" office:value-type="float" office:value="50">
            <text:p>50</text:p>
          </table:table-cell>
          <table:table-cell table:formula="of:=[.G52]+[.B52]" office:value-type="float" office:value="2209.51294750965">
            <text:p>2209.51294750965</text:p>
          </table:table-cell>
          <table:table-cell table:formula="of:=[.F51]" office:value-type="float" office:value="2075.72661667586">
            <text:p>2075.7266166758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.C53]+[.D53]-[.E53]" office:value-type="float" office:value="140.475647375483">
            <text:p>140.475647375483</text:p>
          </table:table-cell>
          <table:table-cell table:formula="of:=[.G53]*0.05" office:value-type="float" office:value="110.475647375483">
            <text:p>110.475647375483</text:p>
          </table:table-cell>
          <table:table-cell table:formula="of:=[.D52]" office:value-type="float" office:value="80">
            <text:p>80</text:p>
          </table:table-cell>
          <table:table-cell table:formula="of:=[.E52]" office:value-type="float" office:value="50">
            <text:p>50</text:p>
          </table:table-cell>
          <table:table-cell table:formula="of:=[.G53]+[.B53]" office:value-type="float" office:value="2349.98859488513">
            <text:p>2349.98859488513</text:p>
          </table:table-cell>
          <table:table-cell table:formula="of:=[.F52]" office:value-type="float" office:value="2209.51294750965">
            <text:p>2209.5129475096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.C54]+[.D54]-[.E54]" office:value-type="float" office:value="147.499429744257">
            <text:p>147.499429744257</text:p>
          </table:table-cell>
          <table:table-cell table:formula="of:=[.G54]*0.05" office:value-type="float" office:value="117.499429744257">
            <text:p>117.499429744257</text:p>
          </table:table-cell>
          <table:table-cell table:formula="of:=[.D53]" office:value-type="float" office:value="80">
            <text:p>80</text:p>
          </table:table-cell>
          <table:table-cell table:formula="of:=[.E53]" office:value-type="float" office:value="50">
            <text:p>50</text:p>
          </table:table-cell>
          <table:table-cell table:formula="of:=[.G54]+[.B54]" office:value-type="float" office:value="2497.48802462939">
            <text:p>2497.48802462939</text:p>
          </table:table-cell>
          <table:table-cell table:formula="of:=[.F53]" office:value-type="float" office:value="2349.98859488513">
            <text:p>2349.9885948851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.C55]+[.D55]-[.E55]" office:value-type="float" office:value="154.87440123147">
            <text:p>154.87440123147</text:p>
          </table:table-cell>
          <table:table-cell table:formula="of:=[.G55]*0.05" office:value-type="float" office:value="124.87440123147">
            <text:p>124.87440123147</text:p>
          </table:table-cell>
          <table:table-cell table:formula="of:=[.D54]" office:value-type="float" office:value="80">
            <text:p>80</text:p>
          </table:table-cell>
          <table:table-cell table:formula="of:=[.E54]" office:value-type="float" office:value="50">
            <text:p>50</text:p>
          </table:table-cell>
          <table:table-cell table:formula="of:=[.G55]+[.B55]" office:value-type="float" office:value="2652.36242586086">
            <text:p>2652.36242586086</text:p>
          </table:table-cell>
          <table:table-cell table:formula="of:=[.F54]" office:value-type="float" office:value="2497.48802462939">
            <text:p>2497.4880246293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.C56]+[.D56]-[.E56]" office:value-type="float" office:value="162.618121293043">
            <text:p>162.618121293043</text:p>
          </table:table-cell>
          <table:table-cell table:formula="of:=[.G56]*0.05" office:value-type="float" office:value="132.618121293043">
            <text:p>132.618121293043</text:p>
          </table:table-cell>
          <table:table-cell table:formula="of:=[.D55]" office:value-type="float" office:value="80">
            <text:p>80</text:p>
          </table:table-cell>
          <table:table-cell table:formula="of:=[.E55]" office:value-type="float" office:value="50">
            <text:p>50</text:p>
          </table:table-cell>
          <table:table-cell table:formula="of:=[.G56]+[.B56]" office:value-type="float" office:value="2814.9805471539">
            <text:p>2814.9805471539</text:p>
          </table:table-cell>
          <table:table-cell table:formula="of:=[.F55]" office:value-type="float" office:value="2652.36242586086">
            <text:p>2652.3624258608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.C57]+[.D57]-[.E57]" office:value-type="float" office:value="170.749027357695">
            <text:p>170.749027357695</text:p>
          </table:table-cell>
          <table:table-cell table:formula="of:=[.G57]*0.05" office:value-type="float" office:value="140.749027357695">
            <text:p>140.749027357695</text:p>
          </table:table-cell>
          <table:table-cell table:formula="of:=[.D56]" office:value-type="float" office:value="80">
            <text:p>80</text:p>
          </table:table-cell>
          <table:table-cell table:formula="of:=[.E56]" office:value-type="float" office:value="50">
            <text:p>50</text:p>
          </table:table-cell>
          <table:table-cell table:formula="of:=[.G57]+[.B57]" office:value-type="float" office:value="2985.7295745116">
            <text:p>2985.7295745116</text:p>
          </table:table-cell>
          <table:table-cell table:formula="of:=[.F56]" office:value-type="float" office:value="2814.9805471539">
            <text:p>2814.980547153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.C58]+[.D58]-[.E58]" office:value-type="float" office:value="179.28647872558">
            <text:p>179.28647872558</text:p>
          </table:table-cell>
          <table:table-cell table:formula="of:=[.G58]*0.05" office:value-type="float" office:value="149.28647872558">
            <text:p>149.28647872558</text:p>
          </table:table-cell>
          <table:table-cell table:formula="of:=[.D57]" office:value-type="float" office:value="80">
            <text:p>80</text:p>
          </table:table-cell>
          <table:table-cell table:formula="of:=[.E57]" office:value-type="float" office:value="50">
            <text:p>50</text:p>
          </table:table-cell>
          <table:table-cell table:formula="of:=[.G58]+[.B58]" office:value-type="float" office:value="3165.01605323718">
            <text:p>3165.01605323718</text:p>
          </table:table-cell>
          <table:table-cell table:formula="of:=[.F57]" office:value-type="float" office:value="2985.7295745116">
            <text:p>2985.7295745116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.C59]+[.D59]-[.E59]" office:value-type="float" office:value="188.250802661859">
            <text:p>188.250802661859</text:p>
          </table:table-cell>
          <table:table-cell table:formula="of:=[.G59]*0.05" office:value-type="float" office:value="158.250802661859">
            <text:p>158.250802661859</text:p>
          </table:table-cell>
          <table:table-cell table:formula="of:=[.D58]" office:value-type="float" office:value="80">
            <text:p>80</text:p>
          </table:table-cell>
          <table:table-cell table:formula="of:=[.E58]" office:value-type="float" office:value="50">
            <text:p>50</text:p>
          </table:table-cell>
          <table:table-cell table:formula="of:=[.G59]+[.B59]" office:value-type="float" office:value="3353.26685589904">
            <text:p>3353.26685589904</text:p>
          </table:table-cell>
          <table:table-cell table:formula="of:=[.F58]" office:value-type="float" office:value="3165.01605323718">
            <text:p>3165.0160532371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.C60]+[.D60]-[.E60]" office:value-type="float" office:value="197.663342794952">
            <text:p>197.663342794952</text:p>
          </table:table-cell>
          <table:table-cell table:formula="of:=[.G60]*0.05" office:value-type="float" office:value="167.663342794952">
            <text:p>167.663342794952</text:p>
          </table:table-cell>
          <table:table-cell table:formula="of:=[.D59]" office:value-type="float" office:value="80">
            <text:p>80</text:p>
          </table:table-cell>
          <table:table-cell table:formula="of:=[.E59]" office:value-type="float" office:value="50">
            <text:p>50</text:p>
          </table:table-cell>
          <table:table-cell table:formula="of:=[.G60]+[.B60]" office:value-type="float" office:value="3550.93019869399">
            <text:p>3550.93019869399</text:p>
          </table:table-cell>
          <table:table-cell table:formula="of:=[.F59]" office:value-type="float" office:value="3353.26685589904">
            <text:p>3353.2668558990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.C61]+[.D61]-[.E61]" office:value-type="float" office:value="207.546509934699">
            <text:p>207.546509934699</text:p>
          </table:table-cell>
          <table:table-cell table:formula="of:=[.G61]*0.05" office:value-type="float" office:value="177.546509934699">
            <text:p>177.546509934699</text:p>
          </table:table-cell>
          <table:table-cell table:formula="of:=[.D60]" office:value-type="float" office:value="80">
            <text:p>80</text:p>
          </table:table-cell>
          <table:table-cell table:formula="of:=[.E60]" office:value-type="float" office:value="50">
            <text:p>50</text:p>
          </table:table-cell>
          <table:table-cell table:formula="of:=[.G61]+[.B61]" office:value-type="float" office:value="3758.47670862869">
            <text:p>3758.47670862869</text:p>
          </table:table-cell>
          <table:table-cell table:formula="of:=[.F60]" office:value-type="float" office:value="3550.93019869399">
            <text:p>3550.9301986939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.C62]+[.D62]-[.E62]" office:value-type="float" office:value="217.923835431434">
            <text:p>217.923835431434</text:p>
          </table:table-cell>
          <table:table-cell table:formula="of:=[.G62]*0.05" office:value-type="float" office:value="187.923835431434">
            <text:p>187.923835431434</text:p>
          </table:table-cell>
          <table:table-cell table:formula="of:=[.D61]" office:value-type="float" office:value="80">
            <text:p>80</text:p>
          </table:table-cell>
          <table:table-cell table:formula="of:=[.E61]" office:value-type="float" office:value="50">
            <text:p>50</text:p>
          </table:table-cell>
          <table:table-cell table:formula="of:=[.G62]+[.B62]" office:value-type="float" office:value="3976.40054406012">
            <text:p>3976.40054406012</text:p>
          </table:table-cell>
          <table:table-cell table:formula="of:=[.F61]" office:value-type="float" office:value="3758.47670862869">
            <text:p>3758.4767086286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.C63]+[.D63]-[.E63]" office:value-type="float" office:value="228.820027203006">
            <text:p>228.820027203006</text:p>
          </table:table-cell>
          <table:table-cell table:formula="of:=[.G63]*0.05" office:value-type="float" office:value="198.820027203006">
            <text:p>198.820027203006</text:p>
          </table:table-cell>
          <table:table-cell table:formula="of:=[.D62]" office:value-type="float" office:value="80">
            <text:p>80</text:p>
          </table:table-cell>
          <table:table-cell table:formula="of:=[.E62]" office:value-type="float" office:value="50">
            <text:p>50</text:p>
          </table:table-cell>
          <table:table-cell table:formula="of:=[.G63]+[.B63]" office:value-type="float" office:value="4205.22057126313">
            <text:p>4205.22057126313</text:p>
          </table:table-cell>
          <table:table-cell table:formula="of:=[.F62]" office:value-type="float" office:value="3976.40054406012">
            <text:p>3976.40054406012</text:p>
          </table:table-cell>
          <table:table-cell/>
        </table:table-row>
      </table:table>
      <table:table table:name="工作表2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甲</text:p>
          </table:table-cell>
          <table:table-cell office:value-type="string">
            <text:p>乙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>
            <draw:frame table:end-cell-address="工作表2.K11" table:end-x="1.431cm" table:end-y="0.239cm" draw:z-index="1" draw:style-name="gr1" svg:width="9.222cm" svg:height="3.879cm" svg:x="1.242cm" svg:y="0.409cm">
              <draw:object draw:notify-on-update-of-ranges="工作表2.C6:工作表2.C7 工作表2.C5:工作表2.C5 工作表2.B6:工作表2.B7 工作表2.D6:工作表2.D7 工作表2.D5:工作表2.D5 工作表2.B6:工作表2.B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甲（借入）</text:p>
          </table:table-cell>
          <table:table-cell office:value-type="string">
            <text:p>乙（貸出）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6"/>
          <table:table-cell>
            <draw:frame table:end-cell-address="工作表2.K21" table:end-x="1.928cm" table:end-y="0.158cm" draw:z-index="0" draw:style-name="gr1" svg:width="10.079cm" svg:height="3.891cm" svg:x="0.882cm" svg:y="0.316cm">
              <draw:object draw:notify-on-update-of-ranges="工作表2.C2:工作表2.C3 工作表2.C1:工作表2.C1 工作表2.B2:工作表2.B3 工作表2.D2:工作表2.D3 工作表2.D1:工作表2.D1 工作表2.B2:工作表2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工作表2.F21" table:end-x="0.689cm" table:end-y="0.345cm" draw:z-index="2" draw:style-name="gr1" svg:width="9.666cm" svg:height="3.493cm" svg:x="0.055cm" svg:y="0.001cm">
              <draw:object draw:notify-on-update-of-ranges="工作表2.C10:工作表2.C11 工作表2.C9:工作表2.C9 工作表2.B10:工作表2.B11 工作表2.D10:工作表2.D11 工作表2.D9:工作表2.D9 工作表2.B10:工作表2.B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TW" style:font-name-complex="DejaVu Sans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2012/04/05</text:date>, <text:time>01:18:25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ing-Cheng Li</meta:initial-creator>
    <meta:creation-date>2012-04-04T23:24:15</meta:creation-date>
    <dc:date>2012-04-05T01:18:25</dc:date>
    <dc:creator>Qing-Cheng Li</dc:creator>
    <meta:editing-duration>PT00H21M16S</meta:editing-duration>
    <meta:editing-cycles>1</meta:editing-cycles>
    <meta:document-statistic meta:table-count="3" meta:cell-count="459" meta:object-count="3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8cm" svg:height="3.892cm" xlink:href=".." chart:class="chart:scatter" chart:style-name="ch1">
        <chart:legend chart:legend-position="end" svg:x="7.271cm" svg:y="1.05cm" chart:style-name="ch2"/>
        <chart:plot-area chart:style-name="ch3" table:cell-range-address="工作表2.C1:工作表2.C3 工作表2.B1:工作表2.B3 工作表2.D1:工作表2.D1" chart:data-source-has-labels="row" svg:x="0.201cm" svg:y="0.077cm" svg:width="6.87cm" svg:height="3.785cm">
          <chart:axis chart:dimension="x" chart:name="primary-x" chart:style-name="ch4">
            <chart:title svg:x="3.287cm" svg:y="3.367cm" chart:style-name="ch5">
              <text:p>債券餘額</text:p>
            </chart:title>
          </chart:axis>
          <chart:axis chart:dimension="y" chart:name="primary-y" chart:style-name="ch4">
            <chart:title svg:x="0.202cm" svg:y="1.829cm" chart:style-name="ch6">
              <text:p>%</text:p>
            </chart:title>
            <chart:grid chart:style-name="ch7" chart:class="major"/>
          </chart:axis>
          <chart:series chart:style-name="ch8" chart:values-cell-range-address="工作表2.B2:工作表2.B3" chart:label-cell-address="工作表2.C1:工作表2.C1" chart:class="chart:scatter">
            <chart:domain table:cell-range-address="工作表2.C2:工作表2.C3"/>
            <chart:regression-curve chart:style-name="ch9"/>
            <chart:data-point chart:repeated="2"/>
          </chart:series>
          <chart:series chart:style-name="ch10" chart:values-cell-range-address="工作表2.B2:工作表2.B3" chart:label-cell-address="工作表2.D1:工作表2.D1" chart:class="chart:scatter">
            <chart:domain table:cell-range-address="工作表2.D2:工作表2.D3"/>
            <chart:regression-curve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 text:id="工作表2.C1:工作表2.C1">甲</text:p>
              </table:table-cell>
              <table:table-cell office:value-type="string">
                <text:p>欄 D</text:p>
              </table:table-cell>
              <table:table-cell office:value-type="string">
                <text:p text:id="工作表2.D1:工作表2.D1">乙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工作表2.C2:工作表2.C3">1</text:p>
              </table:table-cell>
              <table:table-cell office:value-type="float" office:value="5">
                <text:p text:id="工作表2.B2:工作表2.B3">5</text:p>
              </table:table-cell>
              <table:table-cell office:value-type="float" office:value="3">
                <text:p text:id="工作表2.D2:工作表2.D3">3</text:p>
              </table:table-cell>
              <table:table-cell office:value-type="float" office:value="5">
                <text:p text:id="工作表2.B2:工作表2.B3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223cm" svg:height="3.88cm" xlink:href=".." chart:class="chart:scatter" chart:style-name="ch1">
        <chart:legend chart:legend-position="end" svg:x="6.828cm" svg:y="0.7cm" chart:style-name="ch2"/>
        <chart:plot-area chart:style-name="ch3" table:cell-range-address="工作表2.C5:工作表2.C7 工作表2.B5:工作表2.B7 工作表2.D5:工作表2.D5" chart:data-source-has-labels="row" svg:x="0.167cm" svg:y="0.077cm" svg:width="6.478cm" svg:height="3.773cm">
          <chart:axis chart:dimension="x" chart:name="primary-x" chart:style-name="ch4">
            <chart:title svg:x="3.057cm" svg:y="3.355cm" chart:style-name="ch5">
              <text:p>借貸數額</text:p>
            </chart:title>
          </chart:axis>
          <chart:axis chart:dimension="y" chart:name="primary-y" chart:style-name="ch4">
            <chart:title svg:x="0.185cm" svg:y="1.823cm" chart:style-name="ch6">
              <text:p>%</text:p>
            </chart:title>
            <chart:grid chart:style-name="ch7" chart:class="major"/>
          </chart:axis>
          <chart:series chart:style-name="ch8" chart:values-cell-range-address="工作表2.B6:工作表2.B7" chart:label-cell-address="工作表2.C5:工作表2.C5" chart:class="chart:scatter">
            <chart:domain table:cell-range-address="工作表2.C6:工作表2.C7"/>
            <chart:regression-curve chart:style-name="ch9"/>
            <chart:data-point chart:repeated="2"/>
          </chart:series>
          <chart:series chart:style-name="ch10" chart:values-cell-range-address="工作表2.B6:工作表2.B7" chart:label-cell-address="工作表2.D5:工作表2.D5" chart:class="chart:scatter">
            <chart:domain table:cell-range-address="工作表2.D6:工作表2.D7"/>
            <chart:regression-curve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 text:id="工作表2.C5:工作表2.C5">甲（借入）</text:p>
              </table:table-cell>
              <table:table-cell office:value-type="string">
                <text:p>欄 D</text:p>
              </table:table-cell>
              <table:table-cell office:value-type="string">
                <text:p text:id="工作表2.D5:工作表2.D5">乙（貸出）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工作表2.C6:工作表2.C7">-1</text:p>
              </table:table-cell>
              <table:table-cell office:value-type="float" office:value="5">
                <text:p text:id="工作表2.B6:工作表2.B7">5</text:p>
              </table:table-cell>
              <table:table-cell office:value-type="float" office:value="3">
                <text:p text:id="工作表2.D6:工作表2.D7">3</text:p>
              </table:table-cell>
              <table:table-cell office:value-type="float" office:value="5">
                <text:p text:id="工作表2.B6:工作表2.B7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67cm" svg:height="3.494cm" xlink:href=".." chart:class="chart:scatter" chart:style-name="ch1">
        <chart:legend chart:legend-position="end" svg:x="6.904cm" svg:y="0.851cm" chart:style-name="ch2"/>
        <chart:plot-area chart:style-name="ch3" table:cell-range-address="工作表2.C9:工作表2.C11 工作表2.B9:工作表2.B11 工作表2.D9:工作表2.D9" chart:data-source-has-labels="row" svg:x="0.185cm" svg:y="0.069cm" svg:width="6.527cm" svg:height="3.287cm">
          <chart:axis chart:dimension="x" chart:name="primary-x" chart:style-name="ch4"/>
          <chart:axis chart:dimension="y" chart:name="primary-y" chart:style-name="ch4">
            <chart:title svg:x="0.194cm" svg:y="1.858cm" chart:style-name="ch5">
              <text:p>%</text:p>
            </chart:title>
            <chart:grid chart:style-name="ch6" chart:class="major"/>
          </chart:axis>
          <chart:series chart:style-name="ch7" chart:values-cell-range-address="工作表2.B10:工作表2.B11" chart:label-cell-address="工作表2.C9:工作表2.C9" chart:class="chart:scatter">
            <chart:domain table:cell-range-address="工作表2.C10:工作表2.C11"/>
            <chart:regression-curve chart:style-name="ch8"/>
            <chart:data-point chart:repeated="2"/>
          </chart:series>
          <chart:series chart:style-name="ch9" chart:values-cell-range-address="工作表2.B10:工作表2.B11" chart:label-cell-address="工作表2.D9:工作表2.D9" chart:class="chart:scatter">
            <chart:domain table:cell-range-address="工作表2.D10:工作表2.D11"/>
            <chart:regression-curve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C</text:p>
              </table:table-cell>
              <table:table-cell office:value-type="string">
                <text:p text:id="工作表2.C9:工作表2.C9">S</text:p>
              </table:table-cell>
              <table:table-cell office:value-type="string">
                <text:p>欄 D</text:p>
              </table:table-cell>
              <table:table-cell office:value-type="string">
                <text:p text:id="工作表2.D9:工作表2.D9"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 text:id="工作表2.C10:工作表2.C11">7</text:p>
              </table:table-cell>
              <table:table-cell office:value-type="float" office:value="5">
                <text:p text:id="工作表2.B10:工作表2.B11">5</text:p>
              </table:table-cell>
              <table:table-cell office:value-type="float" office:value="3">
                <text:p text:id="工作表2.D10:工作表2.D11">3</text:p>
              </table:table-cell>
              <table:table-cell office:value-type="float" office:value="5">
                <text:p text:id="工作表2.B10:工作表2.B11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